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2.784cm" fo:min-width="0cm"/>
    </style:style>
    <style:style style:name="gr5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draw:custom-shape draw:style-name="gr1" draw:text-style-name="P1" draw:layer="layout" svg:width="2.8cm" svg:height="0.8cm" svg:x="5.8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0.8cm" svg:x="5.8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0.8cm" svg:x="5.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0.8cm" svg:x="5.8cm" svg:y="6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49cm" svg:height="1.021cm" svg:x="5.8cm" svg:y="2.779cm">
          <draw:text-box>
            <text:p>int* p;</text:p>
          </draw:text-box>
        </draw:frame>
        <draw:frame draw:style-name="gr2" draw:text-style-name="P2" draw:layer="layout" svg:width="1.315cm" svg:height="1.021cm" svg:x="3.4cm" svg:y="3.579cm">
          <draw:text-box>
            <text:p>&amp;p</text:p>
          </draw:text-box>
        </draw:frame>
        <draw:line draw:style-name="gr3" draw:text-style-name="P3" draw:layer="layout" svg:x1="4.8cm" svg:y1="4.2cm" svg:x2="5.8cm" svg:y2="4.2cm">
          <text:p/>
        </draw:line>
        <draw:custom-shape draw:style-name="gr4" draw:text-style-name="P3" draw:layer="layout" svg:width="0.4cm" svg:height="3.2cm" svg:x="8.8cm" svg:y="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" draw:layer="layout" svg:width="5.366cm" svg:height="1.791cm" svg:x="9.214cm" svg:y="5.2cm">
          <draw:text-box>
            <text:p>p : specific address</text:p>
            <text:p>*p:address value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18:23:54.470042549</meta:creation-date>
    <dc:date>2017-10-05T20:00:37.813296491</dc:date>
    <meta:editing-duration>PT36M23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